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6f3" officeooo:paragraph-rsid="001ee6f3"/>
    </style:style>
    <style:style style:name="P2" style:family="paragraph" style:parent-style-name="Text_20_body">
      <style:text-properties officeooo:rsid="001ee6f3" officeooo:paragraph-rsid="001ee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在Git中，删除也是一个修改操作，我们实战一下，先添加一个新文件<text:span text:style-name="Source_20_Text">test.txt</text:span>到Git并且提交：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0:13:27.080122215</meta:creation-date>
    <dc:date>2019-06-07T20:14:06.146898570</dc:date>
    <meta:editing-duration>PT39S</meta:editing-duration>
    <meta:editing-cycles>1</meta:editing-cycles>
    <meta:document-statistic meta:table-count="0" meta:image-count="0" meta:object-count="0" meta:page-count="1" meta:paragraph-count="1" meta:word-count="38" meta:character-count="49" meta:non-whitespace-character-count="49"/>
    <meta:generator>LibreOffice/6.0.7.3$Linux_X86_64 LibreOffice_project/00m0$Build-3</meta:generator>
  </office:meta>
</office:document-meta>
</file>